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aea5" officeooo:paragraph-rsid="0001aea5"/>
    </style:style>
    <style:style style:name="P2" style:family="paragraph" style:parent-style-name="Standard">
      <style:text-properties fo:font-weight="bold" officeooo:rsid="0001aea5" officeooo:paragraph-rsid="0001aea5" style:font-weight-asian="bold" style:font-weight-complex="bold"/>
    </style:style>
    <style:style style:name="P3" style:family="paragraph" style:parent-style-name="Standard">
      <style:text-properties fo:font-weight="bold" officeooo:rsid="0006b410" officeooo:paragraph-rsid="0006b410" style:font-weight-asian="bold" style:font-weight-complex="bold"/>
    </style:style>
    <style:style style:name="P4" style:family="paragraph" style:parent-style-name="Standard">
      <style:text-properties officeooo:rsid="0003d030" officeooo:paragraph-rsid="0003d030"/>
    </style:style>
    <style:style style:name="P5" style:family="paragraph" style:parent-style-name="Standard">
      <style:text-properties officeooo:rsid="0005a1bd" officeooo:paragraph-rsid="0005a1bd"/>
    </style:style>
    <style:style style:name="P6" style:family="paragraph" style:parent-style-name="Standard">
      <style:text-properties officeooo:rsid="0006b410" officeooo:paragraph-rsid="0006b410"/>
    </style:style>
    <style:style style:name="P7" style:family="paragraph" style:parent-style-name="Standard">
      <style:text-properties officeooo:rsid="00095d7f" officeooo:paragraph-rsid="00095d7f"/>
    </style:style>
    <style:style style:name="P8" style:family="paragraph" style:parent-style-name="Standard">
      <style:text-properties fo:font-weight="bold" officeooo:rsid="0005a1bd" officeooo:paragraph-rsid="0005a1bd" style:font-weight-asian="bold" style:font-weight-complex="bold"/>
    </style:style>
    <style:style style:name="P9" style:family="paragraph" style:parent-style-name="Standard">
      <style:text-properties fo:font-weight="bold" officeooo:rsid="0003d030" officeooo:paragraph-rsid="0003d030" style:font-weight-asian="bold" style:font-weight-complex="bold"/>
    </style:style>
    <style:style style:name="P10" style:family="paragraph" style:parent-style-name="Standard">
      <style:text-properties officeooo:rsid="0001aea5" officeooo:paragraph-rsid="0001aea5"/>
    </style:style>
    <style:style style:name="P11" style:family="paragraph" style:parent-style-name="Standard">
      <style:text-properties officeooo:rsid="0001aea5" officeooo:paragraph-rsid="000b1e5a"/>
    </style:style>
    <style:style style:name="P12" style:family="paragraph" style:parent-style-name="Standard">
      <style:text-properties officeooo:rsid="000b1e5a" officeooo:paragraph-rsid="000b1e5a"/>
    </style:style>
    <style:style style:name="P13" style:family="paragraph" style:parent-style-name="Standard">
      <style:text-properties officeooo:rsid="0005a1bd" officeooo:paragraph-rsid="0005a1bd"/>
    </style:style>
    <style:style style:name="P14" style:family="paragraph" style:parent-style-name="Standard">
      <style:text-properties officeooo:rsid="000bc596" officeooo:paragraph-rsid="000bc596"/>
    </style:style>
    <style:style style:name="P15" style:family="paragraph" style:parent-style-name="Standard">
      <style:text-properties officeooo:rsid="000ca739" officeooo:paragraph-rsid="000ca7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3181"/>
    </style:style>
    <style:style style:name="T3" style:family="text">
      <style:text-properties officeooo:rsid="0005a1bd"/>
    </style:style>
    <style:style style:name="T4" style:family="text">
      <style:text-properties officeooo:rsid="000bc5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ionnaire de données <text:span text:style-name="T2">E</text:span>terel<text:span text:style-name="T2">Z</text:span></text:p>
      <text:p text:style-name="P1"/>
      <text:p text:style-name="P2">user :</text:p>
      <text:p text:style-name="P1">pseudo <text:tab/><text:tab/><text:tab/><text:tab/><text:tab/><text:tab/>=&gt; varchar</text:p>
      <text:p text:style-name="P1">date inscription <text:tab/><text:tab/><text:tab/><text:tab/><text:tab/>=&gt; date</text:p>
      <text:p text:style-name="P1">email<text:tab/><text:tab/><text:tab/><text:tab/><text:tab/><text:tab/><text:tab/>=&gt; varchar</text:p>
      <text:p text:style-name="P1">mot de passe<text:tab/><text:tab/><text:tab/><text:tab/><text:tab/><text:tab/>=&gt; varchar</text:p>
      <text:p text:style-name="P12">adresse<text:tab/><text:tab/><text:tab/><text:tab/><text:tab/><text:tab/><text:tab/>=&gt; varchar</text:p>
      <text:p text:style-name="P12">code postal<text:tab/><text:tab/><text:tab/><text:tab/><text:tab/><text:tab/>=&gt; varchar</text:p>
      <text:p text:style-name="P12">ville<text:tab/><text:tab/><text:tab/><text:tab/><text:tab/><text:tab/><text:tab/>=&gt; varchar</text:p>
      <text:p text:style-name="P5">id_discord<text:tab/><text:tab/><text:tab/><text:tab/><text:tab/><text:tab/>=&gt; varchar</text:p>
      <text:p text:style-name="P7">sexe<text:tab/><text:tab/><text:tab/><text:tab/><text:tab/><text:tab/><text:tab/>=&gt; varchar</text:p>
      <text:p text:style-name="P1"/>
      <text:p text:style-name="P2">role :</text:p>
      <text:p text:style-name="P1">nom du role<text:tab/><text:tab/><text:tab/><text:tab/><text:tab/><text:tab/>=&gt; varchar</text:p>
      <text:p text:style-name="P1"/>
      <text:p text:style-name="P2">contenu :</text:p>
      <text:p text:style-name="P1">texte<text:tab/><text:tab/><text:tab/><text:tab/><text:tab/><text:tab/><text:tab/>=&gt; varchar</text:p>
      <text:p text:style-name="P1">date ajout<text:tab/><text:tab/><text:tab/><text:tab/><text:tab/><text:tab/>=&gt; date</text:p>
      <text:p text:style-name="P12">image<text:tab/><text:tab/><text:tab/><text:tab/><text:tab/><text:tab/><text:tab/>=&gt; varchar</text:p>
      <text:p text:style-name="P11"/>
      <text:p text:style-name="P2">catégorie :</text:p>
      <text:p text:style-name="P1">nom<text:tab/>(catégorie de contenu ajouté)<text:tab/><text:tab/><text:tab/>=&gt; varchar</text:p>
      <text:p text:style-name="P1"/>
      <text:p text:style-name="P2">statut :</text:p>
      <text:p text:style-name="P1">état<text:tab/><text:tab/><text:tab/><text:tab/><text:tab/><text:tab/><text:tab/>=&gt; varchar</text:p>
      <text:p text:style-name="P1"/>
      <text:p text:style-name="P1"><text:span text:style-name="T1">streamer :</text:span><text:tab/><text:tab/><text:tab/></text:p>
      <text:p text:style-name="P1">url de la chaine<text:tab/><text:tab/><text:tab/><text:tab/><text:tab/>=&gt; varchar</text:p>
      <text:p text:style-name="P1">plateforme de stream<text:tab/><text:tab/><text:tab/><text:tab/><text:tab/>=&gt; varchar</text:p>
      <text:p text:style-name="P1"/>
      <text:p text:style-name="P2">clan : </text:p>
      <text:p text:style-name="P1">nom<text:tab/><text:tab/><text:tab/><text:tab/><text:tab/><text:tab/><text:tab/>=&gt; varchar</text:p>
      <text:p text:style-name="P1">nombre de membre<text:tab/><text:tab/><text:tab/><text:tab/><text:tab/>=&gt; varchar</text:p>
      <text:p text:style-name="P1">description<text:tab/><text:tab/><text:tab/><text:tab/><text:tab/><text:tab/>=&gt; varchar</text:p>
      <text:p text:style-name="P1">recrutement (si recrute ou pas)<text:tab/><text:tab/><text:tab/>=&gt; booléen</text:p>
      <text:p text:style-name="P1">bannière (extension)<text:tab/><text:tab/><text:tab/><text:tab/><text:tab/>=&gt; varchar</text:p>
      <text:p text:style-name="P5">discord<text:tab/><text:tab/><text:tab/><text:tab/><text:tab/><text:tab/><text:tab/>=&gt; varchar</text:p>
      <text:p text:style-name="P12">statut recrutement<text:tab/><text:tab/><text:tab/><text:tab/><text:tab/>=&gt; boolean</text:p>
      <text:p text:style-name="P12">acti<text:span text:style-name="T4">f<text:tab/></text:span><text:tab/><text:tab/><text:tab/><text:tab/><text:tab/><text:tab/>=&gt; bo<text:span text:style-name="T4">olean</text:span></text:p>
      <text:p text:style-name="P15">gameplay<text:tab/><text:tab/><text:tab/><text:tab/><text:tab/><text:tab/>=&gt; boolean</text:p>
      <text:p text:style-name="P11"/>
      <text:p text:style-name="P9"><text:span text:style-name="T3">event</text:span> :</text:p>
      <text:p text:style-name="P14">date de création<text:tab/><text:tab/><text:tab/><text:tab/><text:tab/>=&gt; date</text:p>
      <text:p text:style-name="P4">date<text:tab/><text:tab/><text:tab/><text:tab/><text:tab/><text:tab/><text:tab/>=&gt; date</text:p>
      <text:p text:style-name="P4">score<text:tab/><text:tab/><text:tab/><text:tab/><text:tab/><text:tab/><text:tab/>=&gt; varchar</text:p>
      <text:p text:style-name="P5">vainqueur<text:tab/><text:tab/><text:tab/><text:tab/><text:tab/><text:tab/>=&gt; varchar</text:p>
      <text:p text:style-name="P4"/>
      <text:p text:style-name="P8"/>
      <text:p text:style-name="P8"><text:soft-page-break/>jeu : </text:p>
      <text:p text:style-name="P5">nom<text:tab/><text:tab/><text:tab/><text:tab/><text:tab/><text:tab/><text:tab/>=&gt; varchar</text:p>
      <text:p text:style-name="P5"/>
      <text:p text:style-name="P3">genre :</text:p>
      <text:p text:style-name="P6">nom : <text:tab/><text:tab/><text:tab/><text:tab/><text:tab/><text:tab/><text:tab/>=&gt; varchar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3:01:40.882000000</meta:creation-date>
    <dc:date>2020-03-01T18:48:18.015000000</dc:date>
    <meta:editing-duration>PT55M8S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43" meta:word-count="147" meta:character-count="956" meta:non-whitespace-character-count="683"/>
  </office:meta>
</office:document-meta>
</file>